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8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svg:stroke-color="#00ff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measure" style:list-style-name="L1">
      <style:graphic-properties draw:textarea-vertical-align="middle" draw:line-distance="0.9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682cm"/>
    </style:style>
    <style:style style:name="gr8" style:family="graphic" style:parent-style-name="measure" style:list-style-name="L1">
      <style:graphic-properties draw:textarea-vertical-align="middle" draw:line-distance="1.297cm"/>
    </style:style>
    <style:style style:name="gr9" style:family="graphic" style:parent-style-name="objectwithoutfill">
      <style:graphic-properties draw:stroke="dash" draw:fill="none" draw:textarea-vertical-align="middle"/>
    </style:style>
    <style:style style:name="gr10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roid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11.324cm" svg:y1="15.875cm" svg:x2="8.308cm" svg:y2="7.302cm" svg:d="m11324 15875-3016-8573">
          <text:p/>
        </draw:connector>
        <draw:connector draw:style-name="gr2" draw:text-style-name="P1" xml:id="id1" draw:id="id1" draw:layer="layout" draw:type="line" svg:x1="7.249cm" svg:y1="14.869cm" svg:x2="20.267cm" svg:y2="14.869cm" svg:d="m7249 14869h13018">
          <text:p/>
        </draw:connector>
        <draw:connector draw:style-name="gr1" draw:text-style-name="P1" draw:layer="layout" draw:type="line" svg:x1="7.249cm" svg:y1="14.869cm" svg:x2="11.324cm" svg:y2="15.875cm" draw:start-shape="id1" draw:start-glue-point="2" draw:end-shape="id2" draw:end-glue-point="2" svg:d="m7249 14869 4075 1006">
          <text:p/>
        </draw:connector>
        <draw:connector draw:style-name="gr2" draw:text-style-name="P1" draw:layer="layout" draw:type="line" svg:x1="8.308cm" svg:y1="7.302cm" svg:x2="16.827cm" svg:y2="7.302cm" draw:start-shape="id2" draw:start-glue-point="3" svg:d="m8308 7302h8519">
          <text:p/>
        </draw:connector>
        <draw:line draw:style-name="gr2" draw:text-style-name="P1" draw:layer="layout" svg:x1="11.339cm" svg:y1="15.851cm" svg:x2="11.316cm" svg:y2="14.859cm">
          <text:p/>
        </draw:line>
        <draw:line draw:style-name="gr3" draw:text-style-name="P1" draw:layer="layout" svg:x1="16.796cm" svg:y1="7.3cm" svg:x2="9.379cm" svg:y2="10.347cm">
          <text:p/>
        </draw:line>
        <draw:line draw:style-name="gr2" draw:text-style-name="P1" draw:layer="layout" svg:x1="9.379cm" svg:y1="15.875cm" svg:x2="11.339cm" svg:y2="15.875cm">
          <text:p/>
        </draw:line>
        <draw:measure draw:style-name="gr4" draw:text-style-name="P2" draw:layer="measurelines" svg:x1="9.308cm" svg:y1="10.418cm" svg:x2="11.268cm" svg:y2="15.922cm">
          <text:p text:style-name="P2"><text:span text:style-name="T1">STCC (seat tube center to center)</text:span></text:p>
        </draw:measure>
        <draw:frame draw:style-name="gr5" draw:text-style-name="P3" draw:layer="layout" svg:width="3.681cm" svg:height="0.645cm" svg:x="12.557cm" svg:y="8.835cm">
          <draw:text-box>
            <text:p><text:span text:style-name="T2">TTT (top tube slope)</text:span></text:p>
          </draw:text-box>
        </draw:frame>
        <draw:frame draw:style-name="gr5" draw:text-style-name="P3" draw:layer="layout" svg:width="5.455cm" svg:height="0.645cm" svg:x="9.958cm" svg:y="6.786cm">
          <draw:text-box>
            <text:p><text:span text:style-name="T2">TT (top tube efective/horizontal)</text:span></text:p>
          </draw:text-box>
        </draw:frame>
        <draw:measure draw:style-name="gr6" draw:text-style-name="P5" draw:layer="measurelines" svg:x1="20.427cm" svg:y1="14.874cm" svg:x2="20.434cm" svg:y2="15.851cm">
          <text:p text:style-name="P4"><text:span text:style-name="T3">BB</text:span></text:p>
        </draw:measure>
        <draw:measure draw:style-name="gr6" draw:text-style-name="P5" draw:layer="measurelines" svg:x1="17.978cm" svg:y1="7.299cm" svg:x2="18.072cm" svg:y2="15.875cm">
          <text:p text:style-name="P4"><text:span text:style-name="T3">SK (stack)</text:span></text:p>
        </draw:measure>
        <draw:path draw:style-name="gr2" draw:text-style-name="P6" draw:layer="layout" svg:width="0.589cm" svg:height="0.417cm" draw:transform="rotate (-1.5707963267949) translate (8.9230736851857cm 7.276cm)" svg:viewBox="0 0 590 418" svg:d="m0 17c240-70 597 79 567 378l23 23">
          <text:p/>
        </draw:path>
        <draw:frame draw:style-name="gr7" draw:text-style-name="P7" draw:layer="layout" svg:width="3.912cm" svg:height="0.662cm" svg:x="8.317cm" svg:y="7.327cm">
          <draw:text-box>
            <text:p><text:span text:style-name="T4">STA <text:s/>(seat tube angle)</text:span></text:p>
          </draw:text-box>
        </draw:frame>
        <draw:measure draw:style-name="gr8" draw:text-style-name="P2" draw:layer="measurelines" svg:x1="11.346cm" svg:y1="15.851cm" svg:x2="7.27cm" svg:y2="14.802cm">
          <text:p text:style-name="P2"><text:span text:style-name="T1">CS (chain stays)</text:span></text:p>
        </draw:measure>
        <draw:measure draw:style-name="gr6" draw:text-style-name="P5" draw:layer="measurelines" svg:x1="16.828cm" svg:y1="15.899cm" svg:x2="11.346cm" svg:y2="15.899cm">
          <text:p text:style-name="P4"><text:span text:style-name="T3">RE (reach)</text:span></text:p>
        </draw:measure>
        <draw:line draw:style-name="gr9" draw:text-style-name="P1" draw:layer="layout" svg:x1="16.828cm" svg:y1="7.318cm" svg:x2="16.828cm" svg:y2="16.065cm">
          <text:p/>
        </draw:line>
        <draw:line draw:style-name="gr10" draw:text-style-name="P1" draw:layer="layout" svg:x1="8.438cm" svg:y1="18.64cm" svg:x2="20.523cm" svg:y2="18.688cm">
          <text:p text:style-name="P1">Ground</text:p>
          <text:p text:style-name="P1"/>
        </draw:line>
        <draw:measure draw:style-name="gr6" draw:text-style-name="P5" draw:layer="layout" svg:x1="19.45cm" svg:y1="14.874cm" svg:x2="19.45cm" svg:y2="18.664cm">
          <text:p text:style-name="P4"><text:span text:style-name="T3">WS (Wheel Size)</text:span></text:p>
        </draw:measure>
        <draw:line draw:style-name="gr11" draw:text-style-name="P1" draw:layer="layout" svg:x1="17.066cm" svg:y1="8.199cm" svg:x2="9.367cm" svg:y2="10.392cm">
          <text:p/>
        </draw:line>
        <draw:connector draw:style-name="gr2" draw:text-style-name="P1" draw:layer="layout" draw:type="line" svg:x1="8.608cm" svg:y1="8.201cm" svg:x2="17.127cm" svg:y2="8.201cm" svg:d="m8608 8201h85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n </meta:initial-creator>
    <meta:creation-date>2012-11-10T14:24:28</meta:creation-date>
    <dc:date>2012-12-11T20:24:20</dc:date>
    <dc:creator>len </dc:creator>
    <meta:editing-duration>PT57M13S</meta:editing-duration>
    <meta:editing-cycles>9</meta:editing-cycles>
    <meta:generator>LibreOffice/3.5$Linux_X86_64 LibreOffice_project/350m1$Build-2</meta:generator>
    <meta:document-statistic meta:object-count="21"/>
  </office:meta>
</office:document-meta>
</file>